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FERENCE MATERIALS</text:p>
          </draw:text-box>
        </draw:frame>
        <draw:frame draw:style-name="TransBox" svg:width="31.8700cm" svg:height="5.5000cm" svg:x="1.0000cm" svg:y="2.3000cm">
          <draw:text-box>
            <text:p text:style-name="PTitleMain">Further Reading</text:p>
          </draw:text-box>
        </draw:frame>
        <draw:frame draw:style-name="TransBox" svg:width="31.8700cm" svg:height="3.5000cm" svg:x="1.0000cm" svg:y="8.8000cm">
          <draw:text-box>
            <text:p text:style-name="PBody">Curated resources to deepen your understanding beyond this guide. All Red Hat documentation is freely accessible with a free Red Hat Developer account.</text:p>
          </draw:text-box>
        </draw:frame>
        <draw:frame draw:style-name="TransBox" svg:width="31.8700cm" svg:height="0.7000cm" svg:x="1.0000cm" svg:y="17.8000cm">
          <draw:text-box>
            <text:p text:style-name="PFooter">98-reference/further-reading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fficial Red Hat Documentation</text:p>
            <text:p text:style-name="PBullet">▶  Red Hat Exam Prep</text:p>
            <text:p text:style-name="PBullet">▶  Ansible</text:p>
            <text:p text:style-name="PBullet">▶  systemd</text:p>
            <text:p text:style-name="PBullet">▶  SELinux</text:p>
            <text:p text:style-name="PBullet">▶  Containers and Podman</text:p>
            <text:p text:style-name="PBullet">▶  Performance and Observability</text:p>
            <text:p text:style-name="PBullet">▶  Linux Fundamental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fficial Red Hat Documentation</text:p>
          </draw:text-box>
        </draw:frame>
        <draw:frame draw:style-name="TransBox" svg:width="31.8700cm" svg:height="13.5500cm" svg:x="1.0000cm" svg:y="4.0000cm">
          <draw:text-box>
            <text:p text:style-name="PBullet">• Resource: URL</text:p>
            <text:p text:style-name="PBullet">• RHEL 10 Product Documentation: access.redhat.com/documentation/en-us/red_hat_enterprise_linux/10</text:p>
            <text:p text:style-name="PBullet">• Configuring and managing networking: link</text:p>
            <text:p text:style-name="PBullet">• SELinux User's and Administrator's Guide: link</text:p>
            <text:p text:style-name="PBullet">• Managing file systems: link</text:p>
            <text:p text:style-name="PBullet">• Configuring basic system settings: link</text:p>
            <text:p text:style-name="PBullet">• Building, running, and managing containers: link</text:p>
            <text:p text:style-name="PBullet">• Automating system administration with Ansible: lin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d Hat Exam Prep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RHCSA EX200 Exam Objectives: Official, always check before exam</text:p>
            <text:p text:style-name="PBullet">• RHCE EX294 Exam Objectives: Ansible exam objectives</text:p>
            <text:p text:style-name="PBullet">• RHCA Infrastructure concentration: Overview of specialist credentials</text:p>
            <text:p text:style-name="PBullet">• Red Hat Learning Subscription: Video courses, hands-on labs in the clou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Ansible Documentation: Module reference, playbook language reference</text:p>
            <text:p text:style-name="PBullet">• Ansible Galaxy: Community roles and collections</text:p>
            <text:p text:style-name="PBullet">• Red Hat Ansible Automation Platform Docs: AAP-specific; useful background for EX294</text:p>
            <text:p text:style-name="PBullet">• Ansible: Up and Running (O'Reilly): Book — excellent Ansible fundamental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ystemd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man systemd.unit: The definitive reference — read it</text:p>
            <text:p text:style-name="PBullet">• man systemd.service: Service-specific directives</text:p>
            <text:p text:style-name="PBullet">• man systemd.exec: Sandboxing directives (PrivateTmp, NoNewPrivileges, etc.)</text:p>
            <text:p text:style-name="PBullet">• systemd.io: Upstream documentation and blog</text:p>
            <text:p text:style-name="PBullet">• How Linux Works by Brian Ward: Book — excellent systemd and boot process coverag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SELinux Project Wiki: Policy reference, upstream docs</text:p>
            <text:p text:style-name="PBullet">• man semanage-fcontext: fcontext management</text:p>
            <text:p text:style-name="PBullet">• man audit2allow: Policy module generation</text:p>
            <text:p text:style-name="PBullet">• man sepolicy: Introspect SELinux policy</text:p>
            <text:p text:style-name="PBullet">• SELinux System Administration (Packt): Book — comprehensive guid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tainers and Podman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Podman Documentation: Official Podman reference</text:p>
            <text:p text:style-name="PBullet">• Quadlet documentation: Full .container file directive reference</text:p>
            <text:p text:style-name="PBullet">• OCI Image Specification: What a container image actually is</text:p>
            <text:p text:style-name="PBullet">• Red Hat Container Catalog: Certified base images for RHE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formance and Observability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man iostat, man vmstat, man mpstat: sysstat tools reference</text:p>
            <text:p text:style-name="PBullet">• Brendan Gregg's Linux Performance: The definitive performance resource</text:p>
            <text:p text:style-name="PBullet">• bpftrace: Dynamic tracing for deep performance analysis</text:p>
            <text:p text:style-name="PBullet">• Systems Performance by Brendan Gregg: Book — essential for RHCA-level performance work</text:p>
            <text:p text:style-name="PBullet">• Red Hat Performance Co-Pilot (PCP): RHEL's observability framewor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nux Fundamentals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man hier: The filesystem hierarchy standard — read once</text:p>
            <text:p text:style-name="PBullet">• The Linux Command Line: Free book — excellent for Track A learners</text:p>
            <text:p text:style-name="PBullet">• UNIX and Linux System Administration Handbook (Evi Nemeth et al.): The essential sysadmin reference; 5th ed. cover…</text:p>
            <text:p text:style-name="PBullet">• Linux Kernel Documentation: Authoritative but dense; useful for proc/sys tunin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etworking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man ip, man ip-route, man ip-address: iproute2 reference</text:p>
            <text:p text:style-name="PBullet">• NetworkManager documentation: nmcli and connection file formats</text:p>
            <text:p text:style-name="PBullet">• TCP/IP Illustrated, Vol. 1 by W. Richard Stevens: Classic — fundamental TCP/IP knowledge for tcpdump work</text:p>
            <text:p text:style-name="PBullet">• tcpdump.org: Filter syntax referen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actice Environments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Red Hat Developer Sandbox: Free OpenShift/cloud environment (not RHEL, but useful)</text:p>
            <text:p text:style-name="PBullet">• KVM/QEMU on Fedora: Best local environment for RHEL labs</text:p>
            <text:p text:style-name="PBullet">• Vagrant + libvirt: Scriptable multi-VM environments</text:p>
            <text:p text:style-name="PBullet">• learn.redhat.com: Red Hat's official learning platform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unity</text:p>
          </draw:text-box>
        </draw:frame>
        <draw:frame draw:style-name="TransBox" svg:width="31.8700cm" svg:height="13.5500cm" svg:x="1.0000cm" svg:y="4.0000cm">
          <draw:text-box>
            <text:p text:style-name="PBullet">• Resource: Notes</text:p>
            <text:p text:style-name="PBullet">• r/redhat: Community discussion</text:p>
            <text:p text:style-name="PBullet">• r/linuxadmin: Broader sysadmin community</text:p>
            <text:p text:style-name="PBullet">• Red Hat Discussion Forums: Official community forums</text:p>
            <text:p text:style-name="PBullet">• RHCSA/RHCE Study Group (r/redhat): Community study resources and experience repor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urther Reading</text:p>
          </draw:text-box>
        </draw:frame>
        <draw:frame draw:style-name="TransBox" svg:width="31.8700cm" svg:height="13.5500cm" svg:x="1.0000cm" svg:y="4.0000cm">
          <draw:text-box>
            <text:p text:style-name="PBullet">✓  Official Red Hat Documentation: Resource: URL</text:p>
            <text:p text:style-name="PBullet">✓  Red Hat Exam Prep: Resource: Notes</text:p>
            <text:p text:style-name="PBullet">✓  Ansible: Resource: Notes</text:p>
            <text:p text:style-name="PBullet">✓  systemd: Resource: Notes</text:p>
            <text:p text:style-name="PBullet">✓  SELinux: Resource: Notes</text:p>
            <text:p text:style-name="PBullet">✓  Containers and Podman: Resource: Notes</text:p>
            <text:p text:style-name="PBullet">✓  Performance and Observability: Resource: Note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